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минимального изучения и использования HTML вам понадобятся следующие элементы:</text:p>
      <text:list xml:id="list2293278452256358229" text:style-name="L1">
        <text:list-item>
          <text:p text:style-name="P2"><text:span text:style-name="Strong_20_Emphasis">Текстовый редактор:</text:span> Программа, в которой вы будете писать и редактировать HTML код. Это может быть любой текстовый редактор, такой как Notepad (Windows), TextEdit (Mac), Sublime Text, VS Code и т. д.</text:p>
        </text:list-item>
        <text:list-item>
          <text:p text:style-name="P2"><text:span text:style-name="Strong_20_Emphasis">Браузер:</text:span> Для просмотра созданных вами веб-страниц вам понадобится веб-браузер, такой как Google Chrome, Mozilla Firefox, Safari, Microsoft Edge и т. д.</text:p>
        </text:list-item>
        <text:list-item>
          <text:p text:style-name="P2"><text:span text:style-name="Strong_20_Emphasis">Основы HTML:</text:span> Начните с изучения основ HTML - структуры документа, основных тегов, таких как <text:span text:style-name="Source_20_Text">&lt;html&gt;</text:span>, <text:span text:style-name="Source_20_Text">&lt;head&gt;</text:span>, <text:span text:style-name="Source_20_Text">&lt;body&gt;</text:span>, <text:span text:style-name="Source_20_Text">&lt;title&gt;</text:span>, <text:span text:style-name="Source_20_Text">&lt;p&gt;</text:span>, <text:span text:style-name="Source_20_Text">&lt;h1&gt;</text:span>-<text:span text:style-name="Source_20_Text">&lt;h6&gt;</text:span>, <text:span text:style-name="Source_20_Text">&lt;a&gt;</text:span>, <text:span text:style-name="Source_20_Text">&lt;img&gt;</text:span>, <text:span text:style-name="Source_20_Text">&lt;ul&gt;</text:span>, <text:span text:style-name="Source_20_Text">&lt;ol&gt;</text:span>, <text:span text:style-name="Source_20_Text">&lt;li&gt;</text:span> и т. д.</text:p>
        </text:list-item>
        <text:list-item>
          <text:p text:style-name="P2"><text:span text:style-name="Strong_20_Emphasis">Доступ к ресурсам:</text:span> Вам потребуется доступ к ресурсам, таким как онлайн-учебники, видеоуроки, документация и примеры кода, чтобы углубить свои знания и практиковаться.</text:p>
        </text:list-item>
        <text:list-item>
          <text:p text:style-name="P2"><text:span text:style-name="Strong_20_Emphasis">Практика:</text:span> Практическое применение полученных знаний является ключом к освоению HTML. Пишите код, создавайте простые веб-страницы, экспериментируйте с разными элементами и их атрибутами.</text:p>
        </text:list-item>
        <text:list-item>
          <text:p text:style-name="P2"><text:span text:style-name="Strong_20_Emphasis">Валидация и отладка:</text:span> При написании HTML кода важно удостовериться, что он валиден и соответствует стандартам. Для этого можно использовать онлайн-инструменты валидации, а также инструменты разработчика веб-браузера для отладки кода.</text:p>
        </text:list-item>
      </text:list>
      <text:p text:style-name="Text_20_body">С этим минимальным набором инструментов и знаний вы сможете начать изучение и использование HTML для создания простых веб-страниц. Постепенно погружайтесь в более сложные концепции и практикуйтесь, чтобы улучшить свои навыки и расширить возможности в создании веб-контен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4-30T23:21:42.07</dc:date>
    <meta:document-statistic meta:table-count="0" meta:image-count="0" meta:object-count="0" meta:page-count="1" meta:paragraph-count="11" meta:word-count="214" meta:character-count="1545"/>
    <dc:creator>Dima Wide</dc:creator>
    <meta:user-defined meta:name="Info 1"/>
    <meta:user-defined meta:name="Info 2"/>
    <meta:user-defined meta:name="Info 3"/>
    <meta:user-defined meta:name="Info 4"/>
  </office:meta>
</office:document-meta>
</file>